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74c0"/>
    </style:style>
    <style:style style:name="P2" style:family="paragraph" style:parent-style-name="Standard">
      <style:text-properties officeooo:paragraph-rsid="000774c0"/>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text:line-break/><text:line-break/><text:span text:style-name="T1">AURES HABET, ET NON AUDIET</text:span></text:h>
      <text:p text:style-name="P2"/>
      <text:p text:style-name="P2">Le vieillard restait immobile. Il ne pensait, pas ; à peine songeait-il. Autour de lui tout était sérénité, assoupissement, confiance, solitude. Il faisait grand jour encore sur la dune, mais presque nuit dans la plaine et tout à fait nuit dans les bois. La lune montait à l’orient. Quelques étoiles piquaient le bleu pâle du zénith. Cet homme, bien que plein de préoccupations violentes, s’abîmait dans l’inexprimable mansuétude de l’infini. Il sentait monter en lui cette aube obscure, l’espérance, si le mot espérance peut s’appliquer aux attentes de la guerre civile. Pour l’instant, il lui semblait qu’en sortant de cette mer qui venait d’être si inexorable, et en touchant la terre, tout danger s’était évanoui. Personne ne savait son nom, il était seul, perdu pour l’ennemi, sans trace derrière lui, car la surface de la mer ne garde rien, caché, ignoré, pas même soupçonné. Il sentait on ne sait quel apaisement suprême. Un peu plus il se serait endormi.</text:p>
      <text:p text:style-name="P2"/>
      <text:p text:style-name="P2">Ce qui, pour cet homme, en proie au dedans comme au dehors à tant de tumultes, donnait un charme étrange à cette heure calme qu’il traversait, c’était, sur la terre comme au ciel, un profond silence.</text:p>
      <text:p text:style-name="P2"/>
      <text:p text:style-name="P2">On n’entendait que le vent qui venait de la mer, mais le vent est une basse continue et cesse presque d’être un bruit, tant il devient une habitude.</text:p>
      <text:p text:style-name="P2"/>
      <text:p text:style-name="P2">Tout à coup, il se dressa debout.</text:p>
      <text:p text:style-name="P2"/>
      <text:p text:style-name="P2">Son attention venait d’être brusquement réveillée ; il considéra l’horizon. Quelque chose donnait à son regard une fixité particulière.</text:p>
      <text:p text:style-name="P2"/>
      <text:p text:style-name="P2">Ce qu’il regardait, c’était le clocher de Cormeray qu’il avait devant lui au fond de la plaine. On ne sait quoi d’extraordinaire se passait en effet dans ce clocher.</text:p>
      <text:p text:style-name="P2"/>
      <text:p text:style-name="P2">La silhouette de ce clocher se découpait nettement ; on voyait la tour surmontée de la pyramide, et, entre la tour et la pyramide, la cage de la cloche, carrée, à jour, sans abat-vent, et ouverte aux regards des quatre côtés, ce qui est la mode des clochers bretons.</text:p>
      <text:p text:style-name="P2"/>
      <text:p text:style-name="P2">Or cette cage apparaissait alternativement ouverte et fermée, à intervalles égaux ; sa haute fenêtre se dessinait toute blanche, puis toute noire ; on voyait le ciel à travers, puis on ne le voyait plus ; il y avait clarté, puis occultation, et l’ouverture et la fermeture se succédaient d’une seconde à l’autre avec la régularité du marteau sur l’enclume.</text:p>
      <text:p text:style-name="P2"/>
      <text:p text:style-name="P2">Le vieillard avait ce clocher de Cormeray devant lui, à une distance d’environ deux lieues ; il regarda à sa droite le clocher de Baguer-Pican, également droit sur l’horizon ; la cage de ce clocher s’ouvrait et se fermait comme celle de Cormeray.</text:p>
      <text:p text:style-name="P2"/>
      <text:p text:style-name="P2">Il regarda à sa gauche le clocher de Tanis ; la cage du clocher de Tanis s’ouvrait et se fermait comme celle de Baguer-Pican.</text:p>
      <text:p text:style-name="P2"><text:soft-page-break/></text:p>
      <text:p text:style-name="P2">Il regarda tous les clochers de l’horizon l’un après l’autre, à sa gauche les clochers de Courtils, de Précey, de Crollon et de la Croix-Avranchin ; à sa droite les clochers de Raz-sur-Couesnon, de Mordrey et des Pas ; en face de lui, le clocher de Pontorson. La cage de tous ces clochers était alternativement noire et blanche.</text:p>
      <text:p text:style-name="P2"/>
      <text:p text:style-name="P2">Qu’est-ce que cela voulait dire ?</text:p>
      <text:p text:style-name="P2"/>
      <text:p text:style-name="P2">Cela signifiait que toutes les cloches étaient en branle.</text:p>
      <text:p text:style-name="P2"/>
      <text:p text:style-name="P2">Il fallait, pour apparaître et disparaître ainsi, qu’elles fussent furieusement secouées.</text:p>
      <text:p text:style-name="P2"/>
      <text:p text:style-name="P2">Qu’était-ce donc ? évidemment le tocsin.</text:p>
      <text:p text:style-name="P2"/>
      <text:p text:style-name="P2">On sonnait le tocsin, on le sonnait frénétiquement, on le sonnait partout, dans tous les clochers, dans toutes les paroisses, dans tous les villages, et l’on n’entendait rien.</text:p>
      <text:p text:style-name="P2"/>
      <text:p text:style-name="P2">Cela tenait à la distance qui empêchait les sons d’arriver et au vent de mer qui soufflait du côté opposé et qui emportait tous les bruits de la terre hors de l’horizon.</text:p>
      <text:p text:style-name="P2"/>
      <text:p text:style-name="P2">Toutes ces cloches forcenées appelant de toutes parts, et en même temps ce silence, rien de plus sinistre.</text:p>
      <text:p text:style-name="P2"/>
      <text:p text:style-name="P2">Le vieillard regardait et écoutait.</text:p>
      <text:p text:style-name="P2"/>
      <text:p text:style-name="P2">Il n’entendait pas le tocsin, et il le voyait. Voir le tocsin, sensation étrange.</text:p>
      <text:p text:style-name="P2"/>
      <text:p text:style-name="P2">À qui en voulaient ces cloches ?</text:p>
      <text:p text:style-name="P2"/>
      <text:p text:style-name="P2">Contre qui ce tocsi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1:52.267000000</dc:date>
    <meta:editing-duration>PT1M14S</meta:editing-duration>
    <meta:editing-cycles>6</meta:editing-cycles>
    <dc:creator>Thibaut Izard</dc:creator>
    <meta:document-statistic meta:table-count="0" meta:image-count="0" meta:object-count="0" meta:page-count="2" meta:paragraph-count="23" meta:word-count="659" meta:character-count="3832" meta:non-whitespace-character-count="3195"/>
  </office:meta>
</office:document-meta>
</file>